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134d" officeooo:paragraph-rsid="00191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</text:p>
      <text:p text:style-name="P1"/>
      <text:p text:style-name="P1">2.5M series de utilizaciones de suelo durante nueve años.</text:p>
      <text:p text:style-name="P1"/>
      <text:p text:style-name="P1">Modelo base</text:p>
      <text:p text:style-name="P1">Embeddings utilizando secuencia completa.</text:p>
      <text:p text:style-name="P1"/>
      <text:p text:style-name="P1"/>
      <text:p text:style-name="P1">train/test split: 20%</text:p>
      <text:p text:style-name="P1">Optimización de la secuenci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07:41:18.284958942</meta:creation-date>
    <dc:date>2020-07-11T07:42:37.812983425</dc:date>
    <meta:editing-duration>PT1M20S</meta:editing-duration>
    <meta:editing-cycles>1</meta:editing-cycles>
    <meta:document-statistic meta:table-count="0" meta:image-count="0" meta:object-count="0" meta:page-count="1" meta:paragraph-count="6" meta:word-count="23" meta:character-count="162" meta:non-whitespace-character-count="145"/>
    <meta:generator>LibreOffice/6.0.7.3$Linux_X86_64 LibreOffice_project/00m0$Build-3</meta:generator>
  </office:meta>
</office:document-meta>
</file>